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0AD1C49182A3B27B.png" manifest:media-type="image/png"/>
  <manifest:file-entry manifest:full-path="Pictures/100005810000031A0000031A90A9BB170713D465.svg" manifest:media-type="image/svg+xml"/>
  <manifest:file-entry manifest:full-path="Pictures/100000010000001E0000001E9B85F23559339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7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8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5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6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7" style:family="text">
      <style:text-properties fo:color="#000000" loext:opacity="100%" fo:language="nl" fo:country="NL" fo:font-style="normal" officeooo:rsid="02169fcb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8" style:family="text">
      <style:text-properties style:language-asian="nl" style:country-asian="NL"/>
    </style:style>
    <style:style style:name="T129" style:family="text">
      <style:text-properties officeooo:rsid="01f5e6f6" style:language-asian="nl" style:country-asian="NL"/>
    </style:style>
    <style:style style:name="T130" style:family="text">
      <style:text-properties officeooo:rsid="014ea810" style:language-asian="nl" style:country-asian="NL"/>
    </style:style>
    <style:style style:name="T131" style:family="text">
      <style:text-properties officeooo:rsid="014ea810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74c6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4" style:family="text">
      <style:text-properties officeooo:rsid="0119bd75"/>
    </style:style>
    <style:style style:name="T155" style:family="text">
      <style:text-properties style:font-name="Liberation Sans" fo:font-size="12pt" fo:language="en" fo:country="GB" style:font-size-asian="12pt" style:font-size-complex="12pt"/>
    </style:style>
    <style:style style:name="T156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7" style:family="text">
      <style:text-properties style:font-name="Liberation Sans" fo:language="en" fo:country="GB"/>
    </style:style>
    <style:style style:name="T158" style:family="text">
      <style:text-properties style:font-name="Liberation Sans" fo:language="en" fo:country="GB" officeooo:rsid="01f61662"/>
    </style:style>
    <style:style style:name="T159" style:family="text">
      <style:text-properties officeooo:rsid="01e96954"/>
    </style:style>
    <style:style style:name="T160" style:family="text">
      <style:text-properties officeooo:rsid="020686f0"/>
    </style:style>
    <style:style style:name="T161" style:family="text">
      <style:text-properties officeooo:rsid="02143b9a"/>
    </style:style>
    <style:style style:name="T162" style:family="text">
      <style:text-properties officeooo:rsid="0faa7573"/>
    </style:style>
    <style:style style:name="T163" style:family="text">
      <style:text-properties fo:font-size="10pt" style:font-size-asian="10pt" style:font-size-complex="10pt"/>
    </style:style>
    <style:style style:name="T164" style:family="text">
      <style:text-properties fo:font-size="10pt" officeooo:rsid="02182436" style:font-size-asian="10pt" style:font-size-complex="10pt"/>
    </style:style>
    <style:style style:name="T16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61">Linux (</text:span>Ubuntu or Debian<text:span text:style-name="T161">)</text:span>.</text:p>
      <text:p text:style-name="P19"><text:span text:style-name="Strong_20_Emphasis"><text:span text:style-name="T71"/></text:span></text:p>
      <text:list xml:id="list2579836074" text:style-name="L1">
        <text:list-item>
          <text:p text:style-name="P72"><text:span text:style-name="T117">Preparing to transfer</text:span><text:span text:style-name="T121"> (</text:span><text:span text:style-name="T123">only </text:span><text:span text:style-name="T124">if </text:span><text:span text:style-name="T125">o</text:span><text:span text:style-name="T126">n</text:span><text:span text:style-name="T121"> Windows </text:span><text:span text:style-name="T122">Desktop</text:span><text:span text:style-name="T121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55">Collect E-mail addresses and mail server addresses </text:span><text:span text:style-name="T156">per user</text:span><text:span text:style-name="T155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9">Install and start Google Chrome, import everything </text:span><text:span text:style-name="T114">per user</text:span><text:span text:style-name="T109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Firefox, import everything </text:span><text:span text:style-name="T114">per user</text:span><text:span text:style-name="T109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1">Install and start Mozilla Thunderbird, import </text:span><text:span text:style-name="T115">per user</text:span><text:span text:style-name="T111"> from the </text:span><text:span text:style-name="T110">email program </text:span><text:span text:style-name="T113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0"><text:s/></text:span></text:span><text:span text:style-name="Strong_20_Emphasis"><text:span text:style-name="T141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41"><text:tab/>Email folders</text:span></text:span><text:span text:style-name="T15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0"><text:s/></text:span></text:span><text:span text:style-name="Strong_20_Emphasis"><text:span text:style-name="T141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41"><text:tab/></text:span></text:span><text:span text:style-name="T157">ad</text:span><text:span text:style-name="T158">d</text:span><text:span text:style-name="T157">res</text:span><text:span text:style-name="T158">s book</text:span><text:span text:style-name="T15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2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8">If importing fails, export everything in any way possible from the current </text:span><text:span text:style-name="T119">email program</text:span><text:span text:style-name="T118"> to be able to import the data later.</text:span></text:p>
          </table:table-cell>
        </table:table-row>
      </table:table>
      <text:p text:style-name="P24"/>
      <text:list xml:id="list133230884388730" text:continue-list="list2579836074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3">Boot menu/Setup via one of the </text:span><text:span text:style-name="T84">f</text:span><text:span text:style-name="T83">requently used keys:</text:span> Esc, Delete, F1, F2, <text:span text:style-name="T162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63">From a Live USB stick you can boot and work with </text:span><text:span text:style-name="T164">Linux</text:span><text:span text:style-name="Strong_20_Emphasis"><text:span text:style-name="T116"> </text:span></text:span><text:span text:style-name="T163">without modifying any files on the hard drive and also allows installation of </text:span><text:span text:style-name="T164">Linux</text:span><text:span text:style-name="Strong_20_Emphasis"><text:span text:style-name="T116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5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6">releases.ubuntu.com</text:span></text:span></text:a><text:span text:style-name="Strong_20_Emphasis"><text:span text:style-name="T85"> </text:span></text:span><text:span text:style-name="Strong_20_Emphasis"><text:span text:style-name="T88">o</text:span></text:span><text:span text:style-name="Strong_20_Emphasis"><text:span text:style-name="T91">r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165">debian.org/cd/live</text:span></text:span></text:a><text:span text:style-name="Strong_20_Emphasis"><text:span text:style-name="T87"> </text:span></text:span><text:span text:style-name="Strong_20_Emphasis"><text:span text:style-name="T89">(see also Checklist installation).</text:span></text:span><text:span text:style-name="Strong_20_Emphasis"><text:span text:style-name="T85"><text:line-break/></text:span></text:span><text:span text:style-name="Strong_20_Emphasis"><text:span text:style-name="T90">The next steps are described in </text:span></text:span><text:span text:style-name="Strong_20_Emphasis"><text:span text:style-name="T92">Linux informati</text:span></text:span><text:span text:style-name="Strong_20_Emphasis"><text:span text:style-name="T93">on</text:span></text:span><text:span text:style-name="Strong_20_Emphasis"><text:span text:style-name="T9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7">karelzimmer.nl</text:span></text:span></text:a><text:span text:style-name="Strong_20_Emphasis"><text:span text:style-name="T90">, under </text:span></text:span><text:span text:style-name="Strong_20_Emphasis"><text:span text:style-name="T92">Linux</text:span></text:span><text:span text:style-name="Strong_20_Emphasis"><text:span text:style-name="T90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8">t</text:span></text:span><text:span text:style-name="Strong_20_Emphasis"><text:span text:style-name="T107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43">&lt;</text:span></text:span><text:span text:style-name="Definition"><text:span text:style-name="T144">Username</text:span></text:span><text:span text:style-name="Definition"><text:span text:style-name="T143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33229988977557" text:continue-numbering="true" text:style-name="L1">
        <text:list-item>
          <text:p text:style-name="P71"><text:span text:style-name="Strong_20_Emphasis"><text:span text:style-name="T105">Install </text:span></text:span><text:span text:style-name="Strong_20_Emphasis"><text:span text:style-name="T106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90">at </text:span></text:span><text:a xlink:type="simple" xlink:href="https://karelzimmer.nl/html/en/home.html" text:style-name="Internet_20_link" text:visited-style-name="Visited_20_Internet_20_Link"><text:span text:style-name="Strong_20_Emphasis"><text:span text:style-name="T168">karelzimmer.nl/en</text:span></text:span></text:a><text:span text:style-name="Strong_20_Emphasis"><text:span text:style-name="T90">, under</text:span></text:span> <text:span text:style-name="T169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32"><text:tab/></text:span></text:span></text:p>
      <text:list xml:id="list133230377193815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9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80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5"/></text:span></text:p>
        </text:list-item>
      </text:list>
      <text:p text:style-name="P21"><text:span text:style-name="Strong_20_Emphasis"><text:span text:style-name="T132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32"><text:tab/></text:span></text:span><text:span text:style-name="Strong_20_Emphasis"><text:span text:style-name="T136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32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32"><text:tab/></text:span></text:span><text:span text:style-name="Strong_20_Emphasis"><text:span text:style-name="T134">Start Firefox and check the operation.</text:span></text:span></text:p>
      <text:p text:style-name="P21"><text:span text:style-name="Strong_20_Emphasis"><text:span text:style-name="T132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32"><text:tab/></text:span></text:span><text:span text:style-name="Strong_20_Emphasis"><text:span text:style-name="T133">Copy the </text:span></text:span><text:span text:style-name="Strong_20_Emphasis"><text:span text:style-name="T134">Thunderbird data </text:span></text:span><text:span text:style-name="Strong_20_Emphasis"><text:span text:style-name="T139">to</text:span></text:span><text:span text:style-name="Strong_20_Emphasis"><text:span text:style-name="T137"> ~/.thunderbird, </text:span></text:span><text:span text:style-name="Strong_20_Emphasis"><text:span text:style-name="T138">o</text:span></text:span><text:span text:style-name="Strong_20_Emphasis"><text:span text:style-name="T139">r</text:span></text:span><text:span text:style-name="Strong_20_Emphasis"><text:span text:style-name="T138"> </text:span></text:span><text:span text:style-name="Strong_20_Emphasis"><text:span text:style-name="T139">to</text:span></text:span><text:span text:style-name="Strong_20_Emphasis"><text:span text:style-name="T138"> </text:span></text:span><text:span text:style-name="Strong_20_Emphasis"><text:span text:style-name="T137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33230935353523" text:continue-numbering="true" text:style-name="L1">
        <text:list-header>
          <text:p text:style-name="P74"><text:span text:style-name="User_20_Entry"><text:span text:style-name="T94">f</text:span></text:span><text:span text:style-name="User_20_Entry"><text:span text:style-name="T95">ind </text:span></text:span><text:span text:style-name="User_20_Entry"><text:span text:style-name="T94">$HOME</text:span></text:span><text:span text:style-name="User_20_Entry"><text:span text:style-name="T95"> -</text:span></text:span><text:span text:style-name="User_20_Entry"><text:span text:style-name="T96">i</text:span></text:span><text:span text:style-name="User_20_Entry"><text:span text:style-name="T95">name </text:span></text:span><text:span text:style-name="User_20_Entry"><text:span text:style-name="T97">d</text:span></text:span><text:span text:style-name="User_20_Entry"><text:span text:style-name="T95">esktop.ini -</text:span></text:span><text:span text:style-name="User_20_Entry"><text:span text:style-name="T98">d</text:span></text:span><text:span text:style-name="User_20_Entry"><text:span text:style-name="T99">e</text:span></text:span><text:span text:style-name="User_20_Entry"><text:span text:style-name="T98">lete </text:span></text:span><text:span text:style-name="User_20_Entry"><text:span text:style-name="T100">-or </text:span></text:span><text:span text:style-name="User_20_Entry"><text:span text:style-name="T95">-</text:span></text:span><text:span text:style-name="User_20_Entry"><text:span text:style-name="T101">i</text:span></text:span><text:span text:style-name="User_20_Entry"><text:span text:style-name="T95">name </text:span></text:span><text:span text:style-name="User_20_Entry"><text:span text:style-name="T101">t</text:span></text:span><text:span text:style-name="User_20_Entry"><text:span text:style-name="T95">humbs.db -</text:span></text:span><text:span text:style-name="User_20_Entry"><text:span text:style-name="T98">delete -</text:span></text:span><text:span text:style-name="User_20_Entry"><text:span text:style-name="T100">or </text:span></text:span><text:span text:style-name="User_20_Entry"><text:span text:style-name="T95">-name '*.</text:span></text:span><text:span text:style-name="User_20_Entry"><text:span text:style-name="T102">lnk'</text:span></text:span><text:span text:style-name="User_20_Entry"><text:span text:style-name="T95"> -</text:span></text:span><text:span text:style-name="User_20_Entry"><text:span text:style-name="T98">delete -</text:span></text:span><text:span text:style-name="User_20_Entry"><text:span text:style-name="T103">or </text:span></text:span><text:span text:style-name="User_20_Entry"><text:span text:style-name="T95">-</text:span></text:span><text:span text:style-name="User_20_Entry"><text:span text:style-name="T96">i</text:span></text:span><text:span text:style-name="User_20_Entry"><text:span text:style-name="T95">name '*.</text:span></text:span><text:span text:style-name="User_20_Entry"><text:span text:style-name="T104">exe'</text:span></text:span><text:span text:style-name="User_20_Entry"><text:span text:style-name="T95"> -</text:span></text:span><text:span text:style-name="User_20_Entry"><text:span text:style-name="T98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867117398" text:style-name="L2">
        <text:list-header>
          <text:p text:style-name="P75"><text:span text:style-name="Strong_20_Emphasis"><text:span text:style-name="T153"/></text:span></text:p>
          <text:p text:style-name="P76"><text:span text:style-name="Strong_20_Emphasis"><text:span text:style-name="T153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33231256677475" text:continue-numbering="true" text:style-name="L2">
        <text:list-header>
          <text:p text:style-name="P77"><text:span text:style-name="Emphasis"><text:span text:style-name="T146">Written</text:span></text:span><text:span text:style-name="Emphasis"><text:span text:style-name="T148"> </text:span></text:span><text:span text:style-name="Emphasis"><text:span text:style-name="T149">by</text:span></text:span><text:span text:style-name="Emphasis"><text:span text:style-name="T14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47">,</text:span></text:span><text:span text:style-name="Emphasis"><text:span text:style-name="T145"> </text:span></text:span><text:a xlink:type="simple" xlink:href="https://creativecommons.org/publicdomain/zero/1.0" text:style-name="Internet_20_link" text:visited-style-name="Visited_20_Internet_20_Link"><text:span text:style-name="Emphasis"><text:span text:style-name="T150">CC0 1.0 Universal</text:span></text:span></text:a><text:span text:style-name="Emphasis"><text:span text:style-name="T151"> </text:span></text:span><text:span text:style-name="Emphasis"><text:span text:style-name="T152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9B85F23559339287.png" xlink:type="simple" xlink:show="embed" xlink:actuate="onLoad" draw:mime-type="image/png"/></draw:frame></draw:a></text:span></text:span><text:span text:style-name="Emphasis"><text:span text:style-name="T17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0AD1C49182A3B27B.png" xlink:type="simple" xlink:show="embed" xlink:actuate="onLoad" draw:mime-type="image/png"/></draw:frame></draw:a></text:span></text:span><text:span text:style-name="Emphasis"><text:span text:style-name="T17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60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60">e.g</text:span>. Jan <text:span text:style-name="T159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60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60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60">F</text:span>i netw<text:span text:style-name="T160">o</text:span>rk na<text:span text:style-name="T160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60">user</text:span>/<text:span text:style-name="T160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60">User</text:span>/<text:span text:style-name="T160">Seq </text:span><text:span text:style-name="T154">#</text:span></text:p>
          </table:table-cell>
          <table:table-cell table:style-name="Tabel2.A1" office:value-type="string">
            <text:p text:style-name="P54">Email nam<text:span text:style-name="T160">e</text:span></text:p>
          </table:table-cell>
          <table:table-cell table:style-name="Tabel2.A1" office:value-type="string">
            <text:p text:style-name="P54">Email ad<text:span text:style-name="T160">d</text:span>res<text:span text:style-name="T160">s</text:span></text:p>
          </table:table-cell>
          <table:table-cell table:style-name="Tabel2.A1" office:value-type="string">
            <text:p text:style-name="P62"><text:span text:style-name="T160">User </text:span>nam<text:span text:style-name="T160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60">example</text:span>.com)</text:p>
          </table:table-cell>
          <table:table-cell table:style-name="Tabel2.G1" office:value-type="string">
            <text:p text:style-name="P56">Outgoing mail server<text:line-break/>(smtp.<text:span text:style-name="T160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31T13:32:29.662312469">31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31T13:32:29.663546495">31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32:29.544414599</dc:date>
    <meta:print-date>2014-01-05T10:21:33.960023988</meta:print-date>
    <meta:keyword>Installatie</meta:keyword>
    <meta:keyword>Checklist</meta:keyword>
    <meta:keyword>Linux</meta:keyword>
    <meta:editing-cycles>2448</meta:editing-cycles>
    <meta:editing-duration>P5DT1H18M14S</meta:editing-duration>
    <meta:printed-by>Karel Zimmer</meta:printed-by>
    <dc:creator>Karel Zimmer</dc:creator>
    <meta:document-statistic meta:table-count="5" meta:image-count="2" meta:object-count="0" meta:page-count="4" meta:paragraph-count="155" meta:word-count="584" meta:character-count="4048" meta:non-whitespace-character-count="3330"/>
    <meta:user-defined meta:name="Info 1"/>
    <meta:user-defined meta:name="Info 2"/>
    <meta:user-defined meta:name="Info 3"/>
    <meta:user-defined meta:name="Info 4"/>
  </office:meta>
</office:document-meta>
</file>